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3c2" officeooo:paragraph-rsid="001db3c2"/>
    </style:style>
    <style:style style:name="P2" style:family="paragraph" style:parent-style-name="Text_20_body" style:list-style-name="L2">
      <style:paragraph-properties style:line-height-at-least="0.1146in" fo:text-align="start" style:justify-single-word="false"/>
      <style:text-properties fo:font-variant="normal" fo:text-transform="none" fo:color="#283769" style:font-name="Lucida Grande" fo:font-size="10pt" fo:letter-spacing="normal" fo:font-style="normal" fo:font-weight="normal"/>
    </style:style>
    <style:style style:name="P3" style:family="paragraph" style:parent-style-name="Text_20_body" style:list-style-name="L2">
      <style:text-properties fo:font-variant="normal" fo:text-transform="none" fo:color="#283769" style:font-name="Lucida Grande" fo:font-size="10pt" fo:letter-spacing="normal" fo:font-style="normal" fo:font-weight="normal" officeooo:rsid="001db3c2" officeooo:paragraph-rsid="001db3c2"/>
    </style:style>
    <style:style style:name="P4" style:family="paragraph" style:parent-style-name="Text_20_body">
      <style:text-properties fo:font-variant="normal" fo:text-transform="none" fo:color="#283769" style:font-name="Lucida Grande" fo:font-size="10pt" fo:letter-spacing="normal" fo:font-style="normal" fo:font-weight="normal" officeooo:rsid="001e7666" officeooo:paragraph-rsid="001e7666"/>
    </style:style>
    <style:style style:name="P5" style:family="paragraph" style:parent-style-name="Text_20_body">
      <style:paragraph-properties style:line-height-at-least="0.1146in" fo:text-align="start" style:justify-single-word="false"/>
      <style:text-properties fo:font-variant="normal" fo:text-transform="none" fo:color="#283769" style:font-name="Lucida Grande" fo:font-size="10pt" fo:letter-spacing="normal" fo:font-style="normal" fo:font-weight="normal" officeooo:rsid="001e7666" officeooo:paragraph-rsid="001e7666"/>
    </style:style>
    <style:style style:name="P6" style:family="paragraph" style:parent-style-name="Text_20_body">
      <style:paragraph-properties fo:margin-top="0in" fo:margin-bottom="0in" style:contextual-spacing="false" style:line-height-at-least="0.1146in" fo:text-align="start" style:justify-single-word="false"/>
      <style:text-properties fo:font-variant="normal" fo:text-transform="none" fo:color="#283769" style:font-name="Lucida Grande" fo:font-size="10pt" fo:letter-spacing="normal" fo:font-style="normal" fo:font-weight="normal"/>
    </style:style>
    <style:style style:name="P7" style:family="paragraph" style:parent-style-name="Text_20_body" style:list-style-name="L2">
      <style:paragraph-properties fo:margin-top="0in" fo:margin-bottom="0in" style:contextual-spacing="false" style:line-height-at-least="0.1146in" fo:text-align="start" style:justify-single-word="false"/>
      <style:text-properties fo:font-variant="normal" fo:text-transform="none" fo:color="#283769" style:font-name="Lucida Grande" fo:font-size="10pt" fo:letter-spacing="normal" fo:font-style="normal" fo:font-weight="normal"/>
    </style:style>
    <style:style style:name="P8" style:family="paragraph" style:parent-style-name="Text_20_body">
      <style:paragraph-properties fo:margin-top="0in" fo:margin-bottom="0in" style:contextual-spacing="false" style:line-height-at-least="0.1146in" fo:text-align="start" style:justify-single-word="false"/>
      <style:text-properties fo:font-variant="normal" fo:text-transform="none" fo:color="#283769" style:font-name="Lucida Grande" fo:font-size="10pt" fo:letter-spacing="normal" fo:font-style="normal" fo:font-weight="normal" officeooo:rsid="001e7666" officeooo:paragraph-rsid="001e766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541225027168601" text:style-name="L2">
        <text:list-item>
          <text:p text:style-name="P3">What is the main idea of your project?  What topics will you explore and what will you generate?  What is your minimum viable product?  What is a stretch goal?</text:p>
        </text:list-item>
      </text:list>
      <text:p text:style-name="P4">To create the classic Nokia snake game. OOP, user interface, pygame, maybe opencv. Minimum viable product would be a working game. Stretch goal is a working game with nice graphics.</text:p>
      <text:list xml:id="list222553533389350" text:continue-numbering="true" text:style-name="L2">
        <text:list-item>
          <text:p text:style-name="P7">What are your learning goals for this project?</text:p>
        </text:list-item>
      </text:list>
      <text:p text:style-name="P6"/>
      <text:p text:style-name="P8">Hieu: learn how to use these libraries and make my first game + expand knowledge on OOP.</text:p>
      <text:p text:style-name="P8">Jason: same. </text:p>
      <text:p text:style-name="P8"/>
      <text:list xml:id="list222553565269846" text:continue-numbering="true" text:style-name="L2">
        <text:list-item>
          <text:p text:style-name="P7">What libraries are you planning to use?  (if you don't know enough yet, please outline how you will decide this question during the beginning phase of the project).</text:p>
          <text:p text:style-name="P7"/>
        </text:list-item>
      </text:list>
      <text:p text:style-name="P8">Pygame, opencv, maybe others.</text:p>
      <text:p text:style-name="P8"/>
      <text:list xml:id="list222553415453838" text:continue-numbering="true" text:style-name="L2">
        <text:list-item>
          <text:p text:style-name="P7">What do you plan to accomplish by the mid-project check-in? (See below for some generic goals; edit to suit your particular project)</text:p>
          <text:p text:style-name="P7"/>
        </text:list-item>
      </text:list>
      <text:p text:style-name="P8">A working game, preferably. So that we can spend the final week working on graphics.</text:p>
      <text:p text:style-name="P8"/>
      <text:list xml:id="list222554161419872" text:continue-numbering="true" text:style-name="L2">
        <text:list-item>
          <text:p text:style-name="P2">What do you view as the biggest risks to you being successful on this project?</text:p>
        </text:list-item>
      </text:list>
      <text:p text:style-name="P5">We don't know the libraries enough or have an exact idea of what we're going to do. But I don't think it'll be too bad of a probl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18:03.114390978</meta:creation-date>
    <meta:editing-duration>P0D</meta:editing-duration>
    <meta:editing-cycles>2</meta:editing-cycles>
    <meta:generator>LibreOffice/4.2.7.2$Linux_X86_64 LibreOffice_project/420m0$Build-2</meta:generator>
    <dc:date>2015-03-01T22:25:53.161257870</dc:date>
    <meta:document-statistic meta:table-count="0" meta:image-count="0" meta:object-count="0" meta:page-count="1" meta:paragraph-count="11" meta:word-count="203" meta:character-count="1116" meta:non-whitespace-character-count="924"/>
  </office:meta>
</office:document-meta>
</file>